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75cm" fo:min-width="3cm" loext:decorative="false"/>
    </style:style>
    <style:style style:name="gr2" style:family="graphic" style:parent-style-name="objectwithoutfill">
      <style:graphic-properties draw:fill="none" draw:textarea-vertical-align="middle" loext:decorative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0.5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1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5cm" svg:height="3cm" svg:x="2.5cm" svg:y="6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5cm" svg:height="3cm" svg:x="14.5cm" svg:y="6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5cm" svg:height="3cm" svg:x="8.75cm" svg:y="12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4.765cm" svg:y1="9.25cm" svg:x2="8.75cm" svg:y2="13.25cm">
          <text:p/>
        </draw:line>
        <draw:line draw:style-name="gr2" draw:text-style-name="P2" draw:layer="layout" svg:x1="8.75cm" svg:y1="13.75cm" svg:x2="8.5cm" svg:y2="13cm">
          <text:p/>
        </draw:line>
        <draw:line draw:style-name="gr2" draw:text-style-name="P2" draw:layer="layout" svg:x1="8.5cm" svg:y1="13cm" svg:x2="8.75cm" svg:y2="12.75cm">
          <text:p/>
        </draw:line>
        <draw:line draw:style-name="gr2" draw:text-style-name="P2" draw:layer="layout" svg:x1="16cm" svg:y1="9.25cm" svg:x2="12.25cm" svg:y2="13.25cm">
          <text:p/>
        </draw:line>
        <draw:line draw:style-name="gr2" draw:text-style-name="P2" draw:layer="layout" svg:x1="15.5cm" svg:y1="9.25cm" svg:x2="15.75cm" svg:y2="9.5cm">
          <text:p/>
        </draw:line>
        <draw:line draw:style-name="gr2" draw:text-style-name="P2" draw:layer="layout" svg:x1="16.25cm" svg:y1="9.25cm" svg:x2="15.75cm" svg:y2="9.5cm">
          <text:p/>
        </draw:line>
        <draw:frame draw:style-name="gr3" draw:text-style-name="P3" draw:layer="layout" svg:width="3.5cm" svg:height="0.962cm" svg:x="2.5cm" svg:y="6.5cm">
          <draw:text-box>
            <text:p>doctors</text:p>
          </draw:text-box>
        </draw:frame>
        <draw:frame draw:style-name="gr4" draw:text-style-name="P3" draw:layer="layout" svg:width="3.5cm" svg:height="1.673cm" svg:x="14.5cm" svg:y="6.5cm">
          <draw:text-box>
            <text:p>appointments</text:p>
          </draw:text-box>
        </draw:frame>
        <draw:frame draw:style-name="gr5" draw:text-style-name="P3" draw:layer="layout" svg:width="3.25cm" svg:height="1.25cm" svg:x="9cm" svg:y="12.25cm">
          <draw:text-box>
            <text:p>patients</text:p>
          </draw:text-box>
        </draw:frame>
        <draw:frame draw:style-name="gr4" draw:text-style-name="P3" draw:layer="layout" svg:width="1.75cm" svg:height="1cm" svg:x="3.5cm" svg:y="9.25cm">
          <draw:text-box>
            <text:p>one</text:p>
          </draw:text-box>
        </draw:frame>
        <draw:frame draw:style-name="gr4" draw:text-style-name="P3" draw:layer="layout" svg:width="3cm" svg:height="1cm" svg:x="6.75cm" svg:y="13.25cm">
          <draw:text-box>
            <text:p>many</text:p>
          </draw:text-box>
        </draw:frame>
        <draw:frame draw:style-name="gr4" draw:text-style-name="P3" draw:layer="layout" svg:width="1.75cm" svg:height="1cm" svg:x="12.25cm" svg:y="13.25cm">
          <draw:text-box>
            <text:p>one</text:p>
          </draw:text-box>
        </draw:frame>
        <draw:frame draw:style-name="gr4" draw:text-style-name="P3" draw:layer="layout" svg:width="3cm" svg:height="1cm" svg:x="16.25cm" svg:y="9.25cm">
          <draw:text-box>
            <text:p>many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10-05T10:10:52.236121400</meta:creation-date>
    <dc:date>2025-10-05T10:18:51.716865800</dc:date>
    <meta:editing-duration>PT7M59S</meta:editing-duration>
    <meta:editing-cycles>1</meta:editing-cycles>
    <meta:document-statistic meta:object-count="16"/>
    <meta:generator>LibreOffice/25.8.1.1$Windows_X86_64 LibreOffice_project/54047653041915e595ad4e45cccea684809c77b5</meta:generator>
  </office:meta>
</office:document-meta>
</file>